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Georgia1" svg:font-family="Georgia" style:font-family-generic="roman"/>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065684"/>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6b2b7"/>
    </style:style>
    <style:style style:name="P4" style:family="paragraph" style:parent-style-name="Standard">
      <style:text-properties style:font-name="Georgia" fo:font-size="10pt" officeooo:paragraph-rsid="00065684" style:font-size-asian="10pt" style:font-size-complex="10pt"/>
    </style:style>
    <style:style style:name="P5" style:family="paragraph" style:parent-style-name="Standard">
      <style:text-properties style:font-name="Georgia" fo:font-size="10pt" officeooo:paragraph-rsid="0006b2b7" style:font-size-asian="10pt" style:font-size-complex="10pt"/>
    </style:style>
    <style:style style:name="P6" style:family="paragraph" style:parent-style-name="Standard">
      <style:text-properties officeooo:paragraph-rsid="0006b2b7" fo:background-color="#ffcc99"/>
    </style:style>
    <style:style style:name="P7" style:family="paragraph" style:parent-style-name="Standard">
      <style:text-properties officeooo:paragraph-rsid="0007fe29"/>
    </style:style>
    <style:style style:name="P8" style:family="paragraph" style:parent-style-name="Standard" style:master-page-name="Standard">
      <style:paragraph-properties style:page-number="auto"/>
      <style:text-properties officeooo:paragraph-rsid="00065684"/>
    </style:style>
    <style:style style:name="T1" style:family="text">
      <style:text-properties officeooo:rsid="00065684"/>
    </style:style>
    <style:style style:name="T2" style:family="text">
      <style:text-properties style:font-name="Georgia1" fo:font-size="10pt" style:font-size-asian="10pt"/>
    </style:style>
    <style:style style:name="T3" style:family="text">
      <style:text-properties style:font-name="Georgia1" fo:font-size="10pt" officeooo:rsid="00065684" style:font-size-asian="10pt"/>
    </style:style>
    <style:style style:name="T4" style:family="text">
      <style:text-properties style:font-name="Georgia1" fo:font-size="10pt" officeooo:rsid="0006b2b7" style:font-size-asian="10pt" style:font-size-complex="10pt"/>
    </style:style>
    <style:style style:name="T5" style:family="text">
      <style:text-properties style:font-name="Georgia1" fo:font-size="10pt" officeooo:rsid="0006b2b7" style:font-size-asian="10pt"/>
    </style:style>
    <style:style style:name="T6" style:family="text">
      <style:text-properties style:font-name="Georgia1" fo:font-size="10pt" officeooo:rsid="0007fe29" style:font-size-asian="10pt"/>
    </style:style>
    <style:style style:name="T7" style:family="text">
      <style:text-properties style:font-name="Georgia1" fo:font-size="10pt" fo:font-weight="bold" style:font-size-asian="10pt" style:font-weight-asian="bold" style:font-weight-complex="bold"/>
    </style:style>
    <style:style style:name="T8" style:family="text">
      <style:text-properties style:font-name="Georgia1" fo:font-size="10pt" fo:font-weight="bold" officeooo:rsid="00065684" style:font-size-asian="10pt" style:font-weight-asian="bold" style:font-weight-complex="bold"/>
    </style:style>
    <style:style style:name="T9" style:family="text">
      <style:text-properties style:font-name="Georgia1" fo:font-size="10pt" fo:font-weight="bold" officeooo:rsid="0006b2b7" style:font-size-asian="10pt" style:font-weight-asian="bold" style:font-weight-complex="bold"/>
    </style:style>
    <style:style style:name="T10" style:family="text">
      <style:text-properties style:font-name="Georgia1" fo:font-size="10pt" fo:font-weight="bold" officeooo:rsid="0007fe29" style:font-size-asian="10pt" style:font-weight-asian="bold" style:font-weight-complex="bold"/>
    </style:style>
    <style:style style:name="T11" style:family="text">
      <style:text-properties style:font-name="Georgia1" fo:font-size="10pt" fo:font-weight="bold" officeooo:rsid="0007fe29" fo:background-color="#ffff00" style:font-size-asian="10pt" style:font-weight-asian="bold" style:font-weight-complex="bold"/>
    </style:style>
    <style:style style:name="T12" style:family="text">
      <style:text-properties style:font-name="Georgia1" fo:font-size="10pt" officeooo:rsid="00065684" fo:background-color="#ffff00" style:font-size-asian="10pt"/>
    </style:style>
    <style:style style:name="T13" style:family="text">
      <style:text-properties style:font-name="Georgia1" fo:font-size="10pt" officeooo:rsid="0007fe29" fo:background-color="#ffff00" style:font-size-asian="10pt"/>
    </style:style>
    <style:style style:name="T14" style:family="text">
      <style:text-properties style:font-name="Georgia1" fo:font-size="10pt" fo:font-weight="normal" officeooo:rsid="00065684" fo:background-color="#00ff00" style:font-size-asian="10pt" style:font-weight-asian="normal" style:font-weight-complex="normal"/>
    </style:style>
    <style:style style:name="T15" style:family="text">
      <style:text-properties style:font-name="Georgia1" fo:font-size="10pt" fo:font-weight="normal" officeooo:rsid="00065684" style:font-size-asian="10pt" style:font-weight-asian="normal" style:font-weight-complex="normal"/>
    </style:style>
    <style:style style:name="T16" style:family="text">
      <style:text-properties style:font-name="Georgia1" fo:font-size="10pt" fo:font-weight="normal" officeooo:rsid="0006b2b7" style:font-size-asian="10pt" style:font-weight-asian="normal" style:font-weight-complex="normal"/>
    </style:style>
    <style:style style:name="T17" style:family="text">
      <style:text-properties style:font-name="Georgia1" fo:font-size="10pt" fo:background-color="#00ff00" style:font-size-asian="10pt"/>
    </style:style>
    <style:style style:name="T18" style:family="text">
      <style:text-properties style:font-name="Georgia1" fo:font-size="10pt" officeooo:rsid="00065684" fo:background-color="#00ff00" style:font-size-asian="10pt"/>
    </style:style>
    <style:style style:name="T19" style:family="text">
      <style:text-properties style:font-name="Georgia1" fo:font-size="10pt" officeooo:rsid="0007fe29" fo:background-color="#00ff00" style:font-size-asian="10pt"/>
    </style:style>
    <style:style style:name="T20" style:family="text">
      <style:text-properties fo:font-weight="bold" officeooo:rsid="00065684" style:font-weight-asian="bold" style:font-weight-complex="bold"/>
    </style:style>
    <style:style style:name="T21" style:family="text">
      <style:text-properties fo:font-weight="bold" officeooo:rsid="0006b2b7" style:font-weight-asian="bold" style:font-weight-complex="bold"/>
    </style:style>
    <style:style style:name="T22" style:family="text">
      <style:text-properties officeooo:rsid="00065684" fo:background-color="#ffff00"/>
    </style:style>
    <style:style style:name="T23" style:family="text">
      <style:text-properties officeooo:rsid="0006b2b7" fo:background-color="#ffff00"/>
    </style:style>
    <style:style style:name="T24" style:family="text">
      <style:text-properties officeooo:rsid="00065684" fo:background-color="#00ff00"/>
    </style:style>
    <style:style style:name="T25" style:family="text">
      <style:text-properties officeooo:rsid="0006b2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US Government Cycle. </text:span></text:p>
      <text:p text:style-name="P1"><text:span text:style-name="T3"/></text:p>
      <text:p text:style-name="P7"><text:span text:style-name="T6">pg. 10</text:span></text:p>
      <text:p text:style-name="P7"><text:span text:style-name="T13">In 1917, when the </text:span><text:span text:style-name="T11">United States</text:span><text:span text:style-name="T13"> entered the World War</text:span><text:span text:style-name="T6">, </text:span><text:span text:style-name="T10">young</text:span><text:span text:style-name="T6"> </text:span><text:span text:style-name="T10">Robert</text:span><text:span text:style-name="T6"> was</text:span><text:span text:style-name="T19"> eleven years old</text:span><text:span text:style-name="T6">. He had great ambitions to join the Army and go to the war. His older brother Ralph joined the Army. </text:span><text:span text:style-name="T10">Young Robert</text:span><text:span text:style-name="T6"> said that if he could not go and fight for </text:span><text:span text:style-name="T10">his country</text:span><text:span text:style-name="T6"> he would stay at home [Texarkana] and work on a patent which would help them to win the war. He did not agree or get along with his older brother and was glad when he had gone away to war. His parents were still in poor circumstances but they could not induce </text:span><text:span text:style-name="T10">young Robert</text:span><text:span text:style-name="T6"> to do any work on the farm. He continued to tinker around and work with his father’s tools, trying to make a </text:span><text:span text:style-name="T10">bicycle</text:span><text:span text:style-name="T6"> which he could </text:span><text:span text:style-name="T10">ride upon the water</text:span><text:span text:style-name="T6"> in the lake nearby. He tried various kinds of lumber to build wheels for the bicycle but none of them worked successfully. <text:s/>Finally his mother suggested that he use thin </text:span><text:span text:style-name="T10">cedar</text:span><text:span text:style-name="T6"> boards because cedar was durable in the water, was light and would float easily. He finally succeeded in building the </text:span><text:span text:style-name="T10">wheels</text:span><text:span text:style-name="T6"> out of </text:span><text:span text:style-name="T10">cedar</text:span><text:span text:style-name="T6"> and after heating pine rosin hot and pouring it into the cracks, he was able to ride successfully across the lake, but in a </text:span><text:span text:style-name="T19">short time</text:span><text:span text:style-name="T6"> the wheels sprung a leak and the bicycle sunk with him in the lake, but he swam out and brought the bicycle with him.</text:span></text:p>
      <text:p text:style-name="P7"><text:span text:style-name="T6"/></text:p>
      <text:p text:style-name="P7"><text:span text:style-name="T6">Bobbie was not the kind to be discouraged by obstacles and later his ingenuity overcame the difficulties. After trying to put inner tubes from bicycle tires on the inside of the wheels of his water bicycle and failing again, he finally got some inner tubes from an </text:span><text:span text:style-name="T10">automobile</text:span><text:span text:style-name="T6"> and placed them inside his wooden wheels and pumped them up. When they were filled with air, they pushed against the wooden sides of the wheel, buoying up the wheel, and he was then able to ride his bicycle around over the lake without any trouble.</text:span></text:p>
      <text:p text:style-name="P7"><text:span text:style-name="T6"/></text:p>
      <text:p text:style-name="P7"><text:span text:style-name="T6">His mother was very proud of him and said “</text:span><text:span text:style-name="T10">Bobbie</text:span><text:span text:style-name="T6">,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 the farm like the rest of them. Bobbie always found a willing listener in his mother. She helped him with his studies in school and encouraged him in every way and showed that she </text:span><text:span text:style-name="T10">believed</text:span><text:span text:style-name="T6"> in him and had </text:span><text:span text:style-name="T10">faith</text:span><text:span text:style-name="T6"> that </text:span><text:span text:style-name="T19">one day </text:span><text:span text:style-name="T6">he would be a great man. This encouraged him to do greater things.</text:span></text:p>
      <text:p text:style-name="P1"><text:span text:style-name="T3"/></text:p>
      <text:p text:style-name="P7"><text:span text:style-name="T6">The success with the water bicycle had kindled his ambition and created a desire to complete other inventions that he had in mind. He told his mother of a dream he had of a </text:span><text:span text:style-name="T10">white-winged bird</text:span><text:span text:style-name="T6"> that </text:span><text:span text:style-name="T10">flew across the ocean thru the air</text:span><text:span text:style-name="T6">; that he was riding the </text:span><text:span text:style-name="T10">bird</text:span><text:span text:style-name="T6"> and that he received a great </text:span><text:span text:style-name="T10">triumph</text:span><text:span text:style-name="T6"> and </text:span><text:span text:style-name="T10">reception</text:span><text:span text:style-name="T6"> when he visited the foreign countries, and how </text:span><text:span text:style-name="T10">his own people</text:span><text:span text:style-name="T6"> received him in great </text:span><text:span text:style-name="T10">glory</text:span><text:span text:style-name="T6"> when he returned. His father called these stories “pipe dreams,” but his mother took great interest in them and always encouraged him. Robert talked very little to his father or brother but always went to his mother and talked over things and confided in her. She encour</text:span><text:span text:style-name="T10">aged</text:span><text:span text:style-name="T6"> him because she felt that he was an answer to her prayer, after her eldest son had died, -- that God might give her another son who would live and that she might have her desires and </text:span><text:span text:style-name="T10">hopes</text:span><text:span text:style-name="T6"> realized which were lost thru the death of her eldest son.</text:span></text:p>
      <text:p text:style-name="P7"><text:span text:style-name="T6"/></text:p>
      <text:p text:style-name="P1"><text:span text:style-name="T3">pg. 50-51</text:span></text:p>
      <text:p text:style-name="P1"><text:span text:style-name="T3"><text:s/>As for the likeness of their faces, they four had the face of a man, and the face of a lion on the right side; and they four had the face of an ox on the left side; they four also had the face of an </text:span><text:span text:style-name="T8">eagle</text:span><text:span text:style-name="T3">.</text:span></text:p>
      <text:p text:style-name="P1"><text:span text:style-name="T3"/></text:p>
      <text:p text:style-name="P1"><text:span text:style-name="T3">pg. 53</text:span></text:p>
      <text:p text:style-name="P1"><text:span text:style-name="T3"><text:s/>Robert felt sure that it was an airplane which Ezekiel was talking about and which was going to be made in the future. He thought the one referred to with "the face of an </text:span><text:span text:style-name="T8">eagle</text:span><text:span text:style-name="T3">" referred to the </text:span><text:span text:style-name="T8">United States Government</text:span><text:span text:style-name="T3">. <text:s/>He hoped to build some day and help win the great war in the air and make peace when the days of the "End" come and the great air battles would be fought.</text:span></text:p>
      <text:p text:style-name="P1"><text:span text:style-name="T3"/></text:p>
      <text:p text:style-name="P1"><text:span text:style-name="T3">pg. 54</text:span></text:p>
      <text:p text:style-name="P1"><text:span text:style-name="T3"><text:s/>Ezekiel 17: 3 and 7:</text:span></text:p>
      <text:p text:style-name="P1"><text:soft-page-break/><text:span text:style-name="T3">And say, Thus saith the Lord God, A great </text:span><text:span text:style-name="T8">eagle</text:span><text:span text:style-name="T3"> with great wings, long-winged, full of feathers, which had </text:span><text:span text:style-name="T8">divers colours</text:span><text:span text:style-name="T3">, came unto </text:span><text:span text:style-name="T8">Lebanon</text:span><text:span text:style-name="T3">, and took the highest branch of the </text:span><text:span text:style-name="T8">cedar</text:span><text:span text:style-name="T3">: There was also another great eagle with great wings and many feathers; and, behold, this </text:span><text:span text:style-name="T8">vine</text:span><text:span text:style-name="T3"> did bend her roots toward him, and shot forth her branches toward him, that he might water it by the furrows of her plantation.</text:span></text:p>
      <text:p text:style-name="P1"><text:span text:style-name="T3"/></text:p>
      <text:p text:style-name="P1"><text:span text:style-name="T3">pg. 73</text:span></text:p>
      <text:p text:style-name="P7"><text:span text:style-name="T6">the </text:span><text:span text:style-name="T10">United States </text:span><text:span text:style-name="T6">will be in great jeopardy, but will finally win out. So you see, my object in speculating is not a selfish motive altogether, but to help others and to help my country.</text:span></text:p>
      <text:p text:style-name="P7"><text:span text:style-name="T6"/></text:p>
      <text:p text:style-name="P1"><text:span text:style-name="T3"><text:s/>Ezekiel 17: 3 --</text:span></text:p>
      <text:p text:style-name="P1"><text:span text:style-name="T3">"And say, thus saith the Lord God, A great </text:span><text:span text:style-name="T8">eagle</text:span><text:span text:style-name="T3"> with great wings, long-winged, full of feathers, which had </text:span><text:span text:style-name="T8">divers colours</text:span><text:span text:style-name="T3">, came unto </text:span><text:span text:style-name="T8">Lebanon</text:span><text:span text:style-name="T3">, and took the highest branch of the </text:span><text:span text:style-name="T8">cedar</text:span><text:span text:style-name="T3">":</text:span></text:p>
      <text:p text:style-name="P1"><text:span text:style-name="T3"/></text:p>
      <text:p text:style-name="P6"><text:span text:style-name="T3">Connection to verse quoted again: <text:s/></text:span><text:span text:style-name="T5">pg. 54, 73, 369.</text:span></text:p>
      <text:p text:style-name="P6"><text:span text:style-name="T3">pg. 73 <text:s/>- pg. 54 = </text:span><text:span text:style-name="T18">19</text:span><text:span text:style-name="T3">.</text:span></text:p>
      <text:p text:style-name="P6"><text:span text:style-name="T3"/></text:p>
      <text:p text:style-name="P1"><text:span text:style-name="T3"/></text:p>
      <text:p text:style-name="P1"><text:span text:style-name="T3">pg. 108</text:span></text:p>
      <text:p text:style-name="P1"><text:span text:style-name="T12">May 28, 1927</text:span></text:p>
      <text:p text:style-name="P1"><text:span text:style-name="T3"><text:s/>As the train rolled across the </text:span><text:span text:style-name="T8">plains of Texas</text:span><text:span text:style-name="T3"> and Robert watched the </text:span><text:span text:style-name="T12">sun setting </text:span><text:span text:style-name="T3">across the </text:span><text:span text:style-name="T8">prairies</text:span><text:span text:style-name="T3"> on that </text:span><text:span text:style-name="T12">Saturday afternoon</text:span><text:span text:style-name="T3">, he dreamed of the day when he, </text:span><text:span text:style-name="T8">like Lindbergh</text:span><text:span text:style-name="T3">,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text:span><text:span text:style-name="T8"> eagle with wheel within a wheel</text:span><text:span text:style-name="T3">, would </text:span><text:span text:style-name="T14">one day</text:span><text:span text:style-name="T15"> </text:span><text:span text:style-name="T3">become a reality. <text:s/>He could now see the possibilities of his dream being fulfilled and he was sure of success.</text:span></text:p>
      <text:p text:style-name="P1"><text:span text:style-name="T3"/></text:p>
      <text:p text:style-name="P1"><text:span text:style-name="T3">On the </text:span><text:span text:style-name="T12">afternoon of May 28th</text:span><text:span text:style-name="T3">, Robert boarded a train for </text:span><text:span text:style-name="T8">Sherman, Texas</text:span><text:span text:style-name="T3">, with the lightest heart that he had ever experienced in his life. Now that his dream was really going to be realized, he was never so happy. He figured that with the money he had made and with Marie's money, and the </text:span><text:span text:style-name="T18">$10,000.00</text:span><text:span text:style-name="T3"> which Mr.Kennelworth was going to give them, he would have about </text:span><text:span text:style-name="T18">$18,000.00</text:span><text:span text:style-name="T3"> which would give him capital to continue to speculate in the market and money for his plans on his great airplane.</text:span></text:p>
      <text:p text:style-name="P4"/>
      <text:p text:style-name="P4"><text:span text:style-name="T1">Marie welcomed him with enthusiasm and </text:span><text:span text:style-name="T20">open arms</text:span><text:span text:style-name="T1">. <text:s/>She was so proud of him and so happy that he made good in the market. He had been so thoughtful to buy cotton and corn for her and sold out the corn with </text:span><text:span text:style-name="T24">$1,100.00</text:span><text:span text:style-name="T1"> profit. She told Robert that he was a wonder that he was one of the greatest young men in the world and a genius, and that he would be a greater man than </text:span><text:span text:style-name="T20">Lindbergh</text:span><text:span text:style-name="T1"> when he was as old as </text:span><text:span text:style-name="T20">Lindbergh</text:span><text:span text:style-name="T1">.</text:span></text:p>
      <text:p text:style-name="P4"><text:span text:style-name="T1"/></text:p>
      <text:p text:style-name="P4"><text:span text:style-name="T1">Robert said that on </text:span><text:span text:style-name="T22">June 9th</text:span><text:span text:style-name="T1">, he would be </text:span><text:span text:style-name="T24">21 years of age</text:span><text:span text:style-name="T1">, and on </text:span><text:span text:style-name="T24">that day</text:span><text:span text:style-name="T1"> he wanted to be </text:span><text:span text:style-name="T20">married</text:span><text:span text:style-name="T1"> and start on his career as a real </text:span><text:span text:style-name="T20">man</text:span><text:span text:style-name="T1">. He wanted to go back to Texarkana after the holidays, wind up his affairs and get ready to go to New York. Wanted her to go with him, starting </text:span><text:span text:style-name="T22">Saturday, June 4th</text:span><text:span text:style-name="T1">, so they would arrive on</text:span><text:span text:style-name="T22"> Sunday, June 5th</text:span><text:span text:style-name="T1">, in</text:span><text:span text:style-name="T20"> St. Louis</text:span><text:span text:style-name="T1">,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text:span><text:span text:style-name="T20">hopeless case</text:span><text:span text:style-name="T1">. There was no use talking about it.</text:span></text:p>
      <text:p text:style-name="P4"><text:span text:style-name="T1"/></text:p>
      <text:p text:style-name="P4"><text:span text:style-name="T1"/></text:p>
      <text:p text:style-name="P4"><text:span text:style-name="T1">pg. 189-</text:span><text:span text:style-name="T24">190</text:span></text:p>
      <text:p text:style-name="P4"><text:span text:style-name="T1">Robert quoted Daniel 2: 22:</text:span></text:p>
      <text:p text:style-name="P4"><text:span text:style-name="T1"/></text:p>
      <text:p text:style-name="P4"><text:span text:style-name="T1">“He revealeth the </text:span><text:span text:style-name="T20">deep</text:span><text:span text:style-name="T1"> and secret things. He knoweth what is in the </text:span><text:span text:style-name="T20">darkness</text:span><text:span text:style-name="T1"> and the </text:span><text:span text:style-name="T20">light</text:span><text:span text:style-name="T1"> </text:span><text:soft-page-break/><text:span text:style-name="T1">dwelleth within him. A </text:span><text:span text:style-name="T20">kingdom</text:span><text:span text:style-name="T1"> which shall never be destroyed, consume all other kingdoms and stand forever.”</text:span></text:p>
      <text:p text:style-name="P4"><text:span text:style-name="T1"/></text:p>
      <text:p text:style-name="P4"><text:span text:style-name="T1">He said that when the day came when men were ruled by the law of love and understood each other, a </text:span><text:span text:style-name="T20">kingdom</text:span><text:span text:style-name="T1"> would be established that would never be destroyed, and that it would consume all other kingdoms. Robert believed that the </text:span><text:span text:style-name="T20">United States</text:span><text:span text:style-name="T1">, the land of </text:span><text:span text:style-name="T20">liberty</text:span><text:span text:style-name="T1">, was created never to be destroyed, and that it would eventually consume all other nations and rule by the law of </text:span><text:span text:style-name="T20">love</text:span><text:span text:style-name="T1"> and </text:span><text:span text:style-name="T20">justice</text:span><text:span text:style-name="T1">, that it was God’s will that it become the most prosperous country and the </text:span><text:span text:style-name="T20">banking</text:span><text:span text:style-name="T1"> nation of the world. Believed that the nation referred to in Psalms 147: 20 was the United States:</text:span></text:p>
      <text:p text:style-name="P4"><text:span text:style-name="T1"/></text:p>
      <text:p text:style-name="P4"><text:span text:style-name="T1">“He hath not dealt so with any nation and as for his </text:span><text:span text:style-name="T20">judgments</text:span><text:span text:style-name="T1"> they have not known them. Praise ye the Lord.”</text:span></text:p>
      <text:p text:style-name="P4"><text:span text:style-name="T1"/></text:p>
      <text:p text:style-name="P4"><text:span text:style-name="T1">Walter was not so enthusiastic and sure about the power of Love as Robert. You can never tell what a </text:span><text:span text:style-name="T20">woman</text:span><text:span text:style-name="T1"> will do, he said and referred to Proverbs 30: 18 and 19:</text:span></text:p>
      <text:p text:style-name="P4"><text:span text:style-name="T1"/></text:p>
      <text:p text:style-name="P4"><text:span text:style-name="T1">“There be </text:span><text:span text:style-name="T24">three</text:span><text:span text:style-name="T1"> things which are too wonderful for me. Yea, </text:span><text:span text:style-name="T24">four</text:span><text:span text:style-name="T1"> which I know not, -- </text:span></text:p>
      <text:p text:style-name="P4"><text:span text:style-name="T1">1) the way of an </text:span><text:span text:style-name="T20">eagle</text:span><text:span text:style-name="T1"> in the air, </text:span></text:p>
      <text:p text:style-name="P4"><text:span text:style-name="T1">2) the way of a </text:span><text:span text:style-name="T20">serpent</text:span><text:span text:style-name="T1"> upon a rock, </text:span></text:p>
      <text:p text:style-name="P4"><text:span text:style-name="T1">3) the way of a </text:span><text:span text:style-name="T20">ship</text:span><text:span text:style-name="T1"> in the midst of a sea, and</text:span></text:p>
      <text:p text:style-name="P4"><text:span text:style-name="T1">4) the way of a </text:span><text:span text:style-name="T20">man</text:span><text:span text:style-name="T1"> with a maid.”</text:span></text:p>
      <text:p text:style-name="P4"><text:span text:style-name="T1"/></text:p>
      <text:p text:style-name="P5"><text:span text:style-name="T25">pg. 243-244</text:span></text:p>
      <text:p text:style-name="P5"><text:span text:style-name="T25">Aviators' Costume Ball at Hotel Lafayette (in </text:span><text:span text:style-name="T21">Paris</text:span><text:span text:style-name="T25">) that night:</text:span></text:p>
      <text:p text:style-name="P5"><text:span text:style-name="T25">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text:span><text:span text:style-name="T21">radio tuned into</text:span><text:span text:style-name="T25"> </text:span><text:span text:style-name="T21">New York </text:span><text:span text:style-name="T25">and were getting music from the Biltmore. The dance started. <text:s/>Robert watched but was very little interested. His friends invited him to dance but he refused. He had no thoughts of anything but Marie. As he was sitting, watching the dancers whirl around the floor, suddenly he looked across the hall and again he saw </text:span><text:span text:style-name="T21">Marie dressed like an eagle, queen of the air.</text:span><text:span text:style-name="T25"> He made a mad rush thru the crowd to the other side of the hall and when he got there, he could see no Marie. The ordeal was too much for him. He fell unconscious on the floor. <text:s/>Friends rushed to his assistance and after reviving him, he explained to them that he had seen Marie again and asked them to find her and bring her to him. After investigation, they told him that there was no one there by that name and that none of the ladies had left the ballroom. They brought them all before him and introduced him, but Marie was not among them. Robert was not only sick at heart but sick physically, and his friends realized it and called a nerve specialist, Dr. <text:s/>Descartes. <text:s/>Robert explained what had happened, about meeting Marie on the street and about seeing her at the ball, altho he said nothing about the mysterious letter to the Doctor. The Doctor, after examining him, told his friends he thought that he was suffering from mental delusions -- that he had probably had this woman on his mind so long and after </text:span><text:span text:style-name="T21">dreaming he had met her on a street in Paris</text:span><text:span text:style-name="T25">, had hoped so strongly that he would meet her, he had brought himself to believe that she was there and had really thought that he had seen her, both on the street and in the ballroom, but it was probably an </text:span><text:span text:style-name="T21">optical delusion</text:span><text:span text:style-name="T25"> and after he got better he would realize that he hadn't seen Marie.</text:span></text:p>
      <text:p text:style-name="P5"><text:span text:style-name="T25"/></text:p>
      <text:p text:style-name="P5"><text:span text:style-name="T25">pg. 308</text:span></text:p>
      <text:p text:style-name="P5"><text:span text:style-name="T25">In</text:span><text:span text:style-name="T23"> May, 1931, </text:span><text:span text:style-name="T25">England, Germany, Italy and Austria joined forces against the United States. The </text:span><text:soft-page-break/><text:span text:style-name="T25">wealth of the United States had caused so much jealousy that it now began to look as tho </text:span><text:span text:style-name="T21">Uncle Sam</text:span><text:span text:style-name="T25"> were a</text:span><text:span text:style-name="T21"> lone eagle </text:span><text:span text:style-name="T25">against the world.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span></text:p>
      <text:p text:style-name="P5"><text:span text:style-name="T25"/></text:p>
      <text:p text:style-name="P5"><text:span text:style-name="T25"/></text:p>
      <text:p text:style-name="P5"><text:span text:style-name="T25">pg. 369</text:span></text:p>
      <text:p text:style-name="P2"><text:span text:style-name="T4"><text:s/>Then he read </text:span><text:span text:style-name="T2">Chapter 17: 3: "Thus saith the Lord God, A great</text:span><text:span text:style-name="T5"> </text:span><text:span text:style-name="T7">eagle</text:span><text:span text:style-name="T2"> with great wings, long-winged, full of feathers,</text:span><text:span text:style-name="T5"> </text:span><text:span text:style-name="T2">which had </text:span><text:span text:style-name="T7">divers colours</text:span><text:span text:style-name="T2">, came unto </text:span><text:span text:style-name="T7">Lebanon</text:span><text:span text:style-name="T2">, and took</text:span><text:span text:style-name="T5"> </text:span><text:span text:style-name="T2">the highest branch of the </text:span><text:span text:style-name="T7">cedar</text:span><text:span text:style-name="T2">." This referred to</text:span><text:span text:style-name="T5"> </text:span><text:span text:style-name="T7">Uncle Sam,</text:span><text:span text:style-name="T2"> the great </text:span><text:span text:style-name="T7">eagle</text:span><text:span text:style-name="T2"> that was winning the war.</text:span><text:span text:style-name="T5"> </text:span><text:span text:style-name="T2">The </text:span><text:span text:style-name="T7">cedar</text:span><text:span text:style-name="T2"> referred to the tall building of </text:span><text:span text:style-name="T17">110 stories</text:span><text:span text:style-name="T5"> </text:span><text:span text:style-name="T2">where Supreme Commander Gordon now had his </text:span><text:span text:style-name="T7">headquarters</text:span><text:span text:style-name="T2">.</text:span></text:p>
      <text:p text:style-name="P2"><text:span text:style-name="T2"/></text:p>
      <text:p text:style-name="P3"><text:span text:style-name="T5">He next read Ezekiel 31: 4: "The waters made him great, the </text:span><text:span text:style-name="T16">deep</text:span><text:span text:style-name="T5"> set him up on high with her rivers running round about his plants, and sent out her little rivers unto all the trees of the field." He knew that this referred to England when she had been the mistress of the seas, but that </text:span><text:span text:style-name="T9">Uncle Sam</text:span><text:span text:style-name="T5"> had proved to be the </text:span><text:span text:style-name="T9">eagle</text:span><text:span text:style-name="T5"> of the air and would conquer all nations on the face of the earth.</text:span></text:p>
      <text:p text:style-name="P3"><text:span text:style-name="T5"/></text:p>
      <text:p text:style-name="P2"><text:span text:style-name="T5"><text:s/>that the United States will be in great jeopardy, but will</text:span></text:p>
      <text:p text:style-name="P2"><text:span text:style-name="T2">finally win out. So you see, my object in speculating is not</text:span></text:p>
      <text:p text:style-name="P2"><text:span text:style-name="T2">a selfish motive altogether, but to help others and to help</text:span></text:p>
      <text:p text:style-name="P2"><text:span text:style-name="T2">my country. the United States will be in great jeopardy, but will</text:span></text:p>
      <text:p text:style-name="P2"><text:span text:style-name="T2">finally win out. So you see, my object in speculating is not</text:span></text:p>
      <text:p text:style-name="P2"><text:span text:style-name="T2">a selfish motive altogether, but to help others and to help</text:span></text:p>
      <text:p text:style-name="P2"><text:span text:style-name="T2">my country. In 1917, when the United States entered the World</text:span></text:p>
      <text:p text:style-name="P2"><text:span text:style-name="T2">War, young Robert was eleven years old. He had great</text:span></text:p>
      <text:p text:style-name="P2"><text:span text:style-name="T2">ambitions to join the Army and go to the war. His</text:span></text:p>
      <text:p text:style-name="P2"><text:span text:style-name="T2">older brother Ralph joined the Army. Young Robert</text:span></text:p>
      <text:p text:style-name="P2"><text:span text:style-name="T2">said that if he could not go and fight for his country</text:span></text:p>
      <text:p text:style-name="P2"><text:span text:style-name="T2">he would stay at home and work on a patent which</text:span></text:p>
      <text:p text:style-name="P2"><text:span text:style-name="T2">would help them to win the war. He did not agree or</text:span></text:p>
      <text:p text:style-name="P2"><text:span text:style-name="T2">get along with his older brother and was glad when he</text:span></text:p>
      <text:p text:style-name="P2"><text:span text:style-name="T2">had gone away to war. His parents were still in poor</text:span></text:p>
      <text:p text:style-name="P2"><text:span text:style-name="T2">circumstances but they could not induce young Robert</text:span></text:p>
      <text:p text:style-name="P2"><text:span text:style-name="T2">to do any work on the farm. He continued to tinker</text:span></text:p>
      <text:p text:style-name="P2"><text:span text:style-name="T2">around and work with his father’s tools, trying to make</text:span></text:p>
      <text:p text:style-name="P2"><text:span text:style-name="T2">a bicycle which he could ride upon the water in the</text:span></text:p>
      <text:p text:style-name="P2"><text:span text:style-name="T2">lake nearby. He tried various kinds of lumber to build</text:span></text:p>
      <text:p text:style-name="P2"><text:span text:style-name="T2">wheels for the bicycle but none of them worked successfully.</text:span></text:p>
      <text:p text:style-name="P2"><text:span text:style-name="T2">Finally his mother suggested that he use thin</text:span></text:p>
      <text:p text:style-name="P2"><text:span text:style-name="T2">cedar boards because cedar was durable in the water,</text:span></text:p>
      <text:p text:style-name="P2"><text:span text:style-name="T2">was light and would float easily. He finally succeeded</text:span></text:p>
      <text:p text:style-name="P2"><text:span text:style-name="T2">in building the wheels out of cedar and after heating</text:span></text:p>
      <text:p text:style-name="P2"><text:span text:style-name="T2">pine rosin hot and pouring it into the cracks, he was</text:span></text:p>
      <text:p text:style-name="P2"><text:span text:style-name="T2">able to ride successfully across the lake, but in a short</text:span></text:p>
      <text:p text:style-name="P2"><text:span text:style-name="T2">time the wheels sprung a leak and the bicycle sunk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Georgia1" svg:font-family="Georgia" style:font-family-generic="roman"/>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8-21T11:55:44</meta:creation-date>
    <dc:date>2013-08-21T19:08:19</dc:date>
    <dc:creator>Ryan </dc:creator>
    <meta:editing-duration>PT6H55M53S</meta:editing-duration>
    <meta:editing-cycles>4</meta:editing-cycles>
    <meta:generator>LibreOffice/3.6$Linux_X86_64 LibreOffice_project/360m1$Build-304</meta:generator>
    <meta:document-statistic meta:table-count="0" meta:image-count="0" meta:object-count="0" meta:page-count="4" meta:paragraph-count="72" meta:word-count="2705" meta:character-count="14322" meta:non-whitespace-character-count="11666"/>
  </office:meta>
</office:document-meta>
</file>